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cludes.setEcho( boolean 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ludes.setAdd( String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ludes.setRemove( String r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ludes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Excludes.setDefault( boolean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